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/>
    </style:style>
    <style:style style:name="gr2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28.021cm" fo:min-width="19.198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25.705cm" fo:min-width="19.105cm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fo:min-height="1.337cm"/>
      <style:paragraph-properties style:writing-mode="lr-tb"/>
    </style:style>
    <style:style style:name="gr6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.457cm" fo:min-width="0.207cm" fo:wrap-option="wrap"/>
    </style:style>
    <style:style style:name="gr9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821cm" fo:min-width="3.747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1.27cm" fo:min-width="4.513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1.445cm" fo:min-width="1.354cm" fo:padding-top="0.151cm" fo:padding-bottom="0.151cm" fo:padding-left="0.276cm" fo:padding-right="0.276cm"/>
    </style:style>
    <style:style style:name="gr12" style:family="graphic" style:parent-style-name="standard">
      <style:graphic-properties svg:stroke-width="0.081cm" svg:stroke-color="#000000" draw:marker-start-width="0.321cm" draw:marker-end-width="0.321cm" draw:fill="none" draw:fill-color="#000000" loext:fill-use-slide-background="false" draw:textarea-horizontal-align="justify" draw:textarea-vertical-align="middle" draw:auto-grow-height="false" fo:min-height="0.793cm" fo:min-width="0.543cm" fo:padding-top="0.165cm" fo:padding-bottom="0.165cm" fo:padding-left="0.29cm" fo:padding-right="0.29cm" fo:wrap-option="wrap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0.125cm" fo:min-width="0cm" fo:wrap-option="wrap"/>
    </style:style>
    <style:style style:name="gr14" style:family="graphic" style:parent-style-name="objectwithoutfill">
      <style:graphic-properties svg:stroke-width="0.053cm" svg:stroke-color="#000000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fo:min-height="1.255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fo:min-height="1.972cm"/>
      <style:paragraph-properties style:writing-mode="lr-tb"/>
    </style:style>
    <style:style style:name="gr18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821cm" fo:min-width="3.429cm" fo:padding-top="0.151cm" fo:padding-bottom="0.151cm" fo:padding-left="0.276cm" fo:padding-right="0.276cm"/>
    </style:style>
    <style:style style:name="gr19" style:family="graphic" style:parent-style-name="standard" style:list-style-name="L1">
      <style:graphic-properties draw:stroke="none" svg:stroke-color="#000000" draw:fill="none" draw:fill-color="#ffffff" fo:min-height="1.255cm"/>
      <style:paragraph-properties style:writing-mode="lr-tb"/>
    </style:style>
    <style:style style:name="gr20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821cm" fo:min-width="3.111cm" fo:padding-top="0.151cm" fo:padding-bottom="0.151cm" fo:padding-left="0.276cm" fo:padding-right="0.276cm"/>
    </style:style>
    <style:style style:name="gr21" style:family="graphic" style:parent-style-name="standard" style:list-style-name="L1">
      <style:graphic-properties draw:stroke="none" svg:stroke-color="#000000" draw:fill="none" draw:fill-color="#ffffff" draw:textarea-vertical-align="middle" fo:min-height="1.255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fo:min-height="1.97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0.06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text-properties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22pt" style:font-size-asian="22pt" style:font-size-complex="22pt"/>
    </style:style>
    <style:style style:name="P7" style:family="paragraph">
      <style:text-properties fo:font-size="18pt" style:font-size-asian="18pt" style:font-size-complex="18pt"/>
    </style:style>
    <style:style style:name="P8" style:family="paragraph">
      <loext:graphic-properties draw:fill="none" draw:fill-color="#ffffff"/>
      <style:text-properties fo:font-size="18pt" style:font-size-asian="18pt" style:font-size-complex="18pt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="none" draw:fill-color="#000000"/>
      <style:paragraph-properties fo:text-align="center"/>
    </style:style>
    <style:style style:name="P11" style:family="paragraph">
      <style:paragraph-properties fo:margin-left="1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paragraph-properties fo:margin-left="1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1cm" fo:margin-right="0cm" fo:margin-top="0cm" fo:margin-bottom="0cm" fo:line-height="100%" fo:text-align="justify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line draw:style-name="gr2" draw:text-style-name="P1" draw:layer="layout" svg:x1="0.952cm" svg:y1="10.795cm" svg:x2="0.952cm" svg:y2="17.262cm">
            <text:p/>
          </draw:line>
          <draw:line draw:style-name="gr2" draw:text-style-name="P1" draw:layer="layout" svg:x1="5.712cm" svg:y1="17.283cm" svg:x2="7.937cm" svg:y2="17.283cm">
            <text:p/>
          </draw:line>
          <draw:custom-shape draw:style-name="gr3" draw:text-style-name="P1" draw:layer="layout" svg:width="20.32cm" svg:height="28.893cm" svg:x="0.317cm" svg:y="0.317cm">
            <text:p/>
            <draw:enhanced-geometry svg:viewBox="0 0 21600 21600" draw:path-stretchpoint-x="10800" draw:path-stretchpoint-y="10800" draw:text-areas="?f3 ?f4 ?f5 ?f6" draw:type="round-rectangle" draw:modifiers="986.40814920525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19.685cm" svg:height="26.035cm" svg:x="0.635cm" svg:y="2.54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18.733cm" svg:height="1.587cm" svg:x="0.952cm" svg:y="0.635cm">
            <draw:text-box>
              <text:p text:style-name="P2"><text:span text:style-name="T1">Online Gas Delivery System</text:span></text:p>
            </draw:text-box>
          </draw:frame>
          <draw:line draw:style-name="gr6" draw:text-style-name="P1" draw:layer="layout" svg:x1="0.635cm" svg:y1="4.762cm" svg:x2="20.32cm" svg:y2="4.762cm">
            <text:p/>
          </draw:line>
          <draw:line draw:style-name="gr6" draw:text-style-name="P1" draw:layer="layout" svg:x1="6.667cm" svg:y1="2.54cm" svg:x2="6.667cm" svg:y2="28.575cm">
            <text:p/>
          </draw:line>
          <draw:line draw:style-name="gr6" draw:text-style-name="P1" draw:layer="layout" svg:x1="13.652cm" svg:y1="2.54cm" svg:x2="13.652cm" svg:y2="28.575cm">
            <text:p/>
          </draw:line>
          <draw:frame draw:style-name="gr7" draw:text-style-name="P5" draw:layer="layout" svg:width="5.398cm" svg:height="1.27cm" svg:x="0.952cm" svg:y="2.54cm">
            <draw:text-box>
              <text:p text:style-name="P4"><text:span text:style-name="T2">Customer</text:span></text:p>
            </draw:text-box>
          </draw:frame>
          <draw:frame draw:style-name="gr5" draw:text-style-name="P6" draw:layer="layout" svg:width="6.35cm" svg:height="2.139cm" svg:x="6.985cm" svg:y="2.54cm">
            <draw:text-box>
              <text:p><text:span text:style-name="T2">Gas Delivery <text:s text:c="2"/>System</text:span></text:p>
            </draw:text-box>
          </draw:frame>
          <draw:frame draw:style-name="gr7" draw:text-style-name="P8" draw:layer="layout" svg:width="5.398cm" svg:height="1.27cm" svg:x="13.97cm" svg:y="2.54cm">
            <draw:text-box>
              <text:p text:style-name="P7"><text:span text:style-name="T2">Customer</text:span></text:p>
            </draw:text-box>
          </draw:frame>
          <draw:custom-shape draw:style-name="gr8" draw:text-style-name="P9" draw:layer="layout" svg:width="0.999cm" svg:height="0.999cm" svg:x="2.857cm" svg:y="5.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4.763cm" svg:height="1.587cm" svg:x="1.269cm" svg:y="7.303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" draw:layer="layout" svg:width="4.763cm" svg:height="1.587cm" svg:x="7.937cm" svg:y="7.303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" draw:layer="layout" svg:width="5.715cm" svg:height="2.222cm" svg:x="7.302cm" svg:y="11.112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layer="layout" svg:width="3.811cm" svg:height="3.493cm" svg:x="1.904cm" svg:y="15.557cm">
            <text:p/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ustom-shape draw:style-name="gr9" draw:text-style-name="P1" draw:layer="layout" svg:width="4.763cm" svg:height="1.587cm" svg:x="7.937cm" svg:y="16.51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" draw:layer="layout" svg:width="4.763cm" svg:height="1.587cm" svg:x="14.604cm" svg:y="16.51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" draw:layer="layout" svg:width="4.763cm" svg:height="1.587cm" svg:x="1.27cm" svg:y="20.32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" draw:layer="layout" svg:width="4.763cm" svg:height="1.587cm" svg:x="14.605cm" svg:y="21.908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" draw:layer="layout" svg:width="4.763cm" svg:height="1.587cm" svg:x="1.27cm" svg:y="24.765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style-name="gr1">
            <draw:custom-shape draw:style-name="gr12" draw:text-style-name="P10" draw:layer="layout" svg:width="1.587cm" svg:height="1.587cm" svg:x="9.208cm" svg:y="26.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9" draw:layer="layout" svg:width="0.529cm" svg:height="0.529cm" svg:x="9.737cm" svg:y="27.1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4" draw:text-style-name="P1" draw:layer="layout" svg:x1="6.032cm" svg:y1="7.937cm" svg:x2="7.937cm" svg:y2="7.937cm">
            <text:p/>
          </draw:line>
          <draw:frame draw:style-name="gr15" draw:text-style-name="P12" draw:layer="layout" svg:width="4.128cm" svg:height="0.952cm" svg:x="1.587cm" svg:y="7.62cm">
            <draw:text-box>
              <text:p text:style-name="P11"><text:span text:style-name="T3">Login</text:span></text:p>
            </draw:text-box>
          </draw:frame>
          <draw:frame draw:style-name="gr16" draw:text-style-name="P13" draw:layer="layout" svg:width="5.08cm" svg:height="1.505cm" svg:x="7.62cm" svg:y="7.385cm">
            <draw:text-box>
              <text:p text:style-name="P11"><text:span text:style-name="T3">Show database</text:span></text:p>
            </draw:text-box>
          </draw:frame>
          <draw:frame draw:style-name="gr17" draw:text-style-name="P13" draw:layer="layout" svg:width="4.128cm" svg:height="2.222cm" svg:x="7.937cm" svg:y="11.113cm">
            <draw:text-box>
              <text:p text:style-name="P11"><text:span text:style-name="T3">Display product details</text:span></text:p>
            </draw:text-box>
          </draw:frame>
          <draw:g draw:style-name="gr1">
            <draw:custom-shape draw:style-name="gr18" draw:text-style-name="P1" draw:layer="layout" svg:width="4.445cm" svg:height="1.587cm" svg:x="1.905cm" svg:y="12.7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9" draw:text-style-name="P13" draw:layer="layout" svg:width="3.852cm" svg:height="1.505cm" svg:x="2.202cm" svg:y="12.782cm">
              <draw:text-box>
                <text:p text:style-name="P11"><text:span text:style-name="T3">Place order</text:span></text:p>
              </draw:text-box>
            </draw:frame>
          </draw:g>
          <draw:custom-shape draw:style-name="gr20" draw:text-style-name="P1" draw:layer="layout" svg:width="4.127cm" svg:height="1.587cm" svg:x="1.905cm" svg:y="9.842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1" draw:text-style-name="P13" draw:layer="layout" svg:width="3.576cm" svg:height="1.505cm" svg:x="1.905cm" svg:y="9.925cm">
            <draw:text-box>
              <text:p text:style-name="P14"><text:span text:style-name="T3">Select Product</text:span></text:p>
            </draw:text-box>
          </draw:frame>
          <draw:frame draw:style-name="gr15" draw:text-style-name="P12" draw:layer="layout" svg:width="4.128cm" svg:height="1.505cm" svg:x="8.254cm" svg:y="16.592cm">
            <draw:text-box>
              <text:p text:style-name="P11"><text:span text:style-name="T3">Display payment</text:span></text:p>
            </draw:text-box>
          </draw:frame>
          <draw:frame draw:style-name="gr15" draw:text-style-name="P12" draw:layer="layout" svg:width="4.128cm" svg:height="1.505cm" svg:x="14.922cm" svg:y="16.592cm">
            <draw:text-box>
              <text:p text:style-name="P11"><text:span text:style-name="T3">Prepare order</text:span></text:p>
            </draw:text-box>
          </draw:frame>
          <draw:frame draw:style-name="gr15" draw:text-style-name="P12" draw:layer="layout" svg:width="4.128cm" svg:height="1.505cm" svg:x="14.605cm" svg:y="21.907cm">
            <draw:text-box>
              <text:p text:style-name="P11"><text:span text:style-name="T3">Receives payment</text:span></text:p>
            </draw:text-box>
          </draw:frame>
          <draw:frame draw:style-name="gr15" draw:text-style-name="P12" draw:layer="layout" svg:width="4.128cm" svg:height="0.952cm" svg:x="1.587cm" svg:y="20.637cm">
            <draw:text-box>
              <text:p text:style-name="P11"><text:span text:style-name="T3">Pay bill</text:span></text:p>
            </draw:text-box>
          </draw:frame>
          <draw:frame draw:style-name="gr15" draw:text-style-name="P12" draw:layer="layout" svg:width="4.128cm" svg:height="1.505cm" svg:x="1.587cm" svg:y="24.847cm">
            <draw:text-box>
              <text:p text:style-name="P11"><text:span text:style-name="T3">Receives order</text:span></text:p>
            </draw:text-box>
          </draw:frame>
          <draw:frame draw:style-name="gr22" draw:text-style-name="P13" draw:layer="layout" svg:width="3.492cm" svg:height="2.222cm" svg:x="1.587cm" svg:y="16.51cm">
            <draw:text-box>
              <text:p text:style-name="P11"><text:span text:style-name="T3">Confirm</text:span></text:p>
              <text:p text:style-name="P11"><text:span text:style-name="T3"><text:s/></text:span><text:span text:style-name="T3">order</text:span></text:p>
            </draw:text-box>
          </draw:frame>
          <draw:line draw:style-name="gr14" draw:text-style-name="P1" draw:layer="layout" svg:x1="12.7cm" svg:y1="17.362cm" svg:x2="14.605cm" svg:y2="17.362cm">
            <text:p/>
          </draw:line>
          <draw:line draw:style-name="gr2" draw:text-style-name="P1" draw:layer="layout" svg:x1="9.842cm" svg:y1="8.89cm" svg:x2="9.842cm" svg:y2="10.477cm">
            <text:p/>
          </draw:line>
          <draw:line draw:style-name="gr14" draw:text-style-name="P1" draw:layer="layout" svg:x1="9.842cm" svg:y1="10.477cm" svg:x2="6.032cm" svg:y2="10.477cm">
            <text:p/>
          </draw:line>
          <draw:line draw:style-name="gr2" draw:text-style-name="P1" draw:layer="layout" svg:x1="3.806cm" svg:y1="11.43cm" svg:x2="3.81cm" svg:y2="12.081cm">
            <text:p/>
          </draw:line>
          <draw:line draw:style-name="gr14" draw:text-style-name="P1" draw:layer="layout" svg:x1="3.81cm" svg:y1="12.065cm" svg:x2="7.302cm" svg:y2="12.065cm">
            <text:p/>
          </draw:line>
          <draw:line draw:style-name="gr2" draw:text-style-name="P1" draw:layer="layout" svg:x1="10.16cm" svg:y1="13.335cm" svg:x2="10.16cm" svg:y2="13.652cm">
            <text:p/>
          </draw:line>
          <draw:line draw:style-name="gr14" draw:text-style-name="P1" draw:layer="layout" svg:x1="10.16cm" svg:y1="13.652cm" svg:x2="6.35cm" svg:y2="13.652cm">
            <text:p/>
          </draw:line>
          <draw:line draw:style-name="gr2" draw:text-style-name="P1" draw:layer="layout" svg:x1="3.81cm" svg:y1="14.287cm" svg:x2="3.81cm" svg:y2="15.557cm">
            <text:p/>
          </draw:line>
          <draw:frame draw:style-name="gr23" draw:text-style-name="P12" draw:layer="layout" svg:width="1.588cm" svg:height="0.683cm" svg:x="5.397cm" svg:y="16.51cm">
            <draw:text-box>
              <text:p><text:span text:style-name="T4">[yes]</text:span></text:p>
            </draw:text-box>
          </draw:frame>
          <draw:line draw:style-name="gr2" draw:text-style-name="P1" draw:layer="layout" svg:x1="1.907cm" svg:y1="17.304cm" svg:x2="0.949cm" svg:y2="17.287cm">
            <text:p/>
          </draw:line>
          <draw:line draw:style-name="gr2" draw:text-style-name="P1" draw:layer="layout" svg:x1="3.492cm" svg:y1="26.352cm" svg:x2="3.492cm" svg:y2="27.622cm">
            <text:p/>
          </draw:line>
          <draw:line draw:style-name="gr14" draw:text-style-name="P1" draw:layer="layout" svg:x1="0.952cm" svg:y1="10.795cm" svg:x2="1.905cm" svg:y2="10.795cm">
            <text:p/>
          </draw:line>
          <draw:frame draw:style-name="gr23" draw:text-style-name="P12" draw:layer="layout" svg:width="1.588cm" svg:height="0.683cm" svg:x="0.952cm" svg:y="16.51cm">
            <draw:text-box>
              <text:p><text:span text:style-name="T4">[No]</text:span></text:p>
            </draw:text-box>
          </draw:frame>
          <draw:line draw:style-name="gr2" draw:text-style-name="P1" draw:layer="layout" svg:x1="10.16cm" svg:y1="18.097cm" svg:x2="10.16cm" svg:y2="21.272cm">
            <text:p/>
          </draw:line>
          <draw:line draw:style-name="gr14" draw:text-style-name="P1" draw:layer="layout" svg:x1="10.16cm" svg:y1="21.255cm" svg:x2="6.032cm" svg:y2="21.255cm">
            <text:p/>
          </draw:line>
          <draw:line draw:style-name="gr2" draw:text-style-name="P1" draw:layer="layout" svg:x1="3.492cm" svg:y1="21.907cm" svg:x2="3.492cm" svg:y2="22.86cm">
            <text:p/>
          </draw:line>
          <draw:line draw:style-name="gr14" draw:text-style-name="P1" draw:layer="layout" svg:x1="3.492cm" svg:y1="22.877cm" svg:x2="14.605cm" svg:y2="22.877cm">
            <text:p/>
          </draw:line>
          <draw:line draw:style-name="gr2" draw:text-style-name="P1" draw:layer="layout" svg:x1="17.145cm" svg:y1="23.495cm" svg:x2="17.145cm" svg:y2="25.717cm">
            <text:p/>
          </draw:line>
          <draw:line draw:style-name="gr14" draw:text-style-name="P1" draw:layer="layout" svg:x1="17.145cm" svg:y1="25.717cm" svg:x2="6.032cm" svg:y2="25.717cm">
            <text:p/>
          </draw:line>
          <draw:line draw:style-name="gr14" draw:text-style-name="P1" draw:layer="layout" svg:x1="3.492cm" svg:y1="27.622cm" svg:x2="9.207cm" svg:y2="27.622cm">
            <text:p/>
          </draw:lin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.039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1T17:59:20.692027471</meta:creation-date>
    <dc:date>2023-06-21T19:12:54.167821208</dc:date>
    <meta:editing-duration>PT1H13M34S</meta:editing-duration>
    <meta:editing-cycles>1</meta:editing-cycles>
    <meta:document-statistic meta:object-count="60"/>
    <meta:generator>LibreOffice/7.5.3.2$Linux_X86_64 LibreOffice_project/50$Build-2</meta:generator>
  </office:meta>
</office:document-meta>
</file>